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gif" manifest:full-path="Pictures/100000000000016100000031CE5824BC.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helvetica1" svg:font-family="helvetica"/>
    <style:font-face style:name="helvetica" svg:font-family="helvetica" style:font-adornments="Standard"/>
    <style:font-face style:name="Nimbus Mono L" svg:font-family="'Nimbus Mono L'" style:font-family-generic="modern" style:font-pitch="fixed"/>
    <style:font-face style:name="Bitstream Vera Sans1" svg:font-family="'Bitstream Vera Sans'"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2" svg:font-family="'Bitstream Vera Sans'" style:font-family-generic="swiss" style:font-pitch="variable"/>
    <style:font-face style:name="Bitstream Vera Sans" svg:font-family="'Bitstream Vera Sans'" style:font-adornments="Roman" style:font-family-generic="swiss" style:font-pitch="variable"/>
  </office:font-face-decls>
  <office:automatic-styles>
    <style:style style:name="Table1" style:family="table">
      <style:table-properties style:width="6.6924in" table:align="margins"/>
    </style:style>
    <style:style style:name="Table1.A" style:family="table-column">
      <style:table-column-properties style:column-width="0.8458in" style:rel-column-width="1218*"/>
    </style:style>
    <style:style style:name="Table1.B" style:family="table-column">
      <style:table-column-properties style:column-width="1.484in" style:rel-column-width="2137*"/>
    </style:style>
    <style:style style:name="Table1.C" style:family="table-column">
      <style:table-column-properties style:column-width="4.3618in" style:rel-column-width="6281*"/>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style:text-properties style:font-name="Bitstream Vera Sans1" fo:font-size="24pt" style:font-size-asian="24pt" style:font-size-complex="24pt"/>
    </style:style>
    <style:style style:name="P2" style:family="paragraph" style:parent-style-name="Standard">
      <style:paragraph-properties fo:text-align="center" style:justify-single-word="false"/>
      <style:text-properties style:font-name="Bitstream Vera Sans1" fo:font-size="12pt" style:font-size-asian="12pt" style:font-size-complex="12pt"/>
    </style:style>
    <style:style style:name="P3" style:family="paragraph" style:parent-style-name="Standard">
      <style:paragraph-properties fo:text-align="center" style:justify-single-word="false"/>
      <style:text-properties style:font-name="Bitstream Vera Sans1" fo:font-size="18pt" style:font-size-asian="18pt" style:font-size-complex="18pt"/>
    </style:style>
    <style:style style:name="P4" style:family="paragraph" style:parent-style-name="Standard">
      <style:paragraph-properties fo:text-align="center" style:justify-single-word="false"/>
      <style:text-properties style:font-name="Bitstream Vera Sans1" fo:font-size="36pt" style:font-size-asian="36pt" style:font-size-complex="36pt"/>
    </style:style>
    <style:style style:name="P5" style:family="paragraph" style:parent-style-name="Contents_20_Heading">
      <style:paragraph-properties fo:break-before="page"/>
    </style:style>
    <style:style style:name="P6" style:family="paragraph" style:parent-style-name="Contents_20_1">
      <style:paragraph-properties>
        <style:tab-stops>
          <style:tab-stop style:position="6.6925in" style:type="right" style:leader-style="dotted" style:leader-text="."/>
        </style:tab-stops>
      </style:paragraph-properties>
    </style:style>
    <style:style style:name="P7" style:family="paragraph" style:parent-style-name="Contents_20_2">
      <style:paragraph-properties>
        <style:tab-stops>
          <style:tab-stop style:position="6.4957in" style:type="right" style:leader-style="dotted" style:leader-text="."/>
        </style:tab-stops>
      </style:paragraph-properties>
    </style:style>
    <style:style style:name="P8" style:family="paragraph" style:parent-style-name="Heading_20_1">
      <style:paragraph-properties fo:break-before="page"/>
    </style:style>
    <style:style style:name="P9" style:family="paragraph" style:parent-style-name="Text_20_body">
      <style:text-properties style:font-name="Bitstream Vera Sans2"/>
    </style:style>
    <style:style style:name="P10" style:family="paragraph" style:parent-style-name="Text_20_body">
      <style:text-properties style:font-name="Bitstream Vera Sans1"/>
    </style:style>
    <style:style style:name="P11" style:family="paragraph" style:parent-style-name="Table_20_Contents">
      <style:text-properties style:font-name="Bitstream Vera Sans1"/>
    </style:style>
    <style:style style:name="P12" style:family="paragraph" style:parent-style-name="Text_20_body">
      <style:paragraph-properties fo:text-align="start" style:justify-single-word="false"/>
    </style:style>
    <style:style style:name="P13" style:family="paragraph" style:parent-style-name="Text_20_body" style:list-style-name="L2"/>
    <style:style style:name="P14" style:family="paragraph" style:parent-style-name="Text_20_body" style:list-style-name="L3"/>
    <style:style style:name="T1" style:family="text" style:parent-style-name="Strong_20_Emphasis">
      <style:text-properties style:font-name="Bitstream Vera Sans1" fo:font-weight="normal" style:font-weight-asian="normal" style:font-weight-complex="normal"/>
    </style:style>
    <style:style style:name="T2" style:family="text">
      <style:text-properties style:font-name="Bitstream Vera Sans1"/>
    </style:style>
    <style:style style:name="T3" style:family="text" style:parent-style-name="Source_20_Text">
      <style:text-properties style:font-name="Bitstream Vera Sans1"/>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Sect1" style:family="section">
      <style:section-properties fo:background-color="transparent" style:editable="false">
        <style:columns fo:column-count="0" fo:column-gap="0in"/>
        <style:background-image/>
      </style:section-properties>
    </style:style>
    <style:style style:name="Sect2" style:family="section">
      <style:section-properties style:editable="false">
        <style:columns fo:column-count="0" fo:column-gap="0in"/>
      </style:section-properties>
    </style:style>
    <text:list-style style:name="L1">
      <text:list-level-style-number text:level="1" style:num-format="1">
        <style:list-level-properties text:min-label-distance="0.15in"/>
      </text:list-level-style-number>
      <text:list-level-style-number text:level="2" style:num-format="1" text:display-levels="2">
        <style:list-level-properties text:min-label-distance="0.15in"/>
      </text:list-level-style-number>
      <text:list-level-style-number text:level="3" style:num-format="1" text:display-levels="3">
        <style:list-level-properties text:min-label-distance="0.15in"/>
      </text:list-level-style-number>
      <text:list-level-style-number text:level="4" style:num-format="1" text:display-levels="4">
        <style:list-level-properties text:min-label-distance="0.15in"/>
      </text:list-level-style-number>
      <text:list-level-style-number text:level="5" style:num-format="1" text:display-levels="5">
        <style:list-level-properties text:min-label-distance="0.15in"/>
      </text:list-level-style-number>
      <text:list-level-style-number text:level="6" style:num-format="1" text:display-levels="6">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Brainfuck Studio</text:p>
      <text:p text:style-name="P2"/>
      <text:p text:style-name="P3">Integrierte Entwicklungsumgebung</text:p>
      <text:p text:style-name="P2"/>
      <text:p text:style-name="P2">für die Programmiersprache Brainfuck</text:p>
      <text:p text:style-name="P2"/>
      <text:p text:style-name="P2"/>
      <text:p text:style-name="P2"/>
      <text:p text:style-name="P2"/>
      <text:p text:style-name="P2"/>
      <text:p text:style-name="P4">Grobkonzept</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5f_5f_5f_20_5f_5f_5f_1">
            <text:index-entry-chapter/>
            <text:index-entry-span> </text:index-entry-span>
            <text:index-entry-text/>
            <text:index-entry-tab-stop style:type="right" style:leader-char="."/>
            <text:index-entry-page-number/>
          </text:table-of-content-entry-template>
          <text:table-of-content-entry-template text:outline-level="2" text:style-name="Contents_5f_5f_5f_20_5f_5f_5f_2">
            <text:index-entry-chapter/>
            <text:index-entry-span> </text:index-entry-span>
            <text:index-entry-text/>
            <text:index-entry-tab-stop style:type="right" style:leader-char="."/>
            <text:index-entry-page-number/>
          </text:table-of-content-entry-template>
          <text:table-of-content-entry-template text:outline-level="3" text:style-name="Contents_5f_5f_5f_20_5f_5f_5f_3">
            <text:index-entry-chapter/>
            <text:index-entry-span> </text:index-entry-span>
            <text:index-entry-text/>
            <text:index-entry-tab-stop style:type="right" style:leader-char="."/>
            <text:index-entry-page-number/>
          </text:table-of-content-entry-template>
          <text:table-of-content-entry-template text:outline-level="4" text:style-name="Contents_5f_5f_5f_20_5f_5f_5f_4">
            <text:index-entry-chapter/>
            <text:index-entry-span> </text:index-entry-span>
            <text:index-entry-text/>
            <text:index-entry-tab-stop style:type="right" style:leader-char="."/>
            <text:index-entry-page-number/>
          </text:table-of-content-entry-template>
          <text:table-of-content-entry-template text:outline-level="5" text:style-name="Contents_5f_5f_5f_20_5f_5f_5f_5">
            <text:index-entry-chapter/>
            <text:index-entry-span> </text:index-entry-span>
            <text:index-entry-text/>
            <text:index-entry-tab-stop style:type="right" style:leader-char="."/>
            <text:index-entry-page-number/>
          </text:table-of-content-entry-template>
          <text:table-of-content-entry-template text:outline-level="6" text:style-name="Contents_5f_5f_5f_20_5f_5f_5f_6">
            <text:index-entry-chapter/>
            <text:index-entry-span> </text:index-entry-span>
            <text:index-entry-text/>
            <text:index-entry-tab-stop style:type="right" style:leader-char="."/>
            <text:index-entry-page-number/>
          </text:table-of-content-entry-template>
          <text:table-of-content-entry-template text:outline-level="7" text:style-name="Contents_5f_5f_5f_20_5f_5f_5f_7">
            <text:index-entry-chapter/>
            <text:index-entry-span> </text:index-entry-span>
            <text:index-entry-text/>
            <text:index-entry-tab-stop style:type="right" style:leader-char="."/>
            <text:index-entry-page-number/>
          </text:table-of-content-entry-template>
          <text:table-of-content-entry-template text:outline-level="8" text:style-name="Contents_5f_5f_5f_20_5f_5f_5f_8">
            <text:index-entry-chapter/>
            <text:index-entry-span> </text:index-entry-span>
            <text:index-entry-text/>
            <text:index-entry-tab-stop style:type="right" style:leader-char="."/>
            <text:index-entry-page-number/>
          </text:table-of-content-entry-template>
          <text:table-of-content-entry-template text:outline-level="9" text:style-name="Contents_5f_5f_5f_20_5f_5f_5f_9">
            <text:index-entry-chapter/>
            <text:index-entry-span> </text:index-entry-span>
            <text:index-entry-text/>
            <text:index-entry-tab-stop style:type="right" style:leader-char="."/>
            <text:index-entry-page-number/>
          </text:table-of-content-entry-template>
          <text:table-of-content-entry-template text:outline-level="10" text:style-name="Contents_5f_5f_5f_20_5f_5f_5f_10">
            <text:index-entry-chapter/>
            <text:index-entry-span> </text:index-entry-span>
            <text:index-entry-text/>
            <text:index-entry-tab-stop style:type="right" style:leader-char="."/>
            <text:index-entry-page-number/>
          </text:table-of-content-entry-template>
        </text:table-of-content-source>
        <text:index-body>
          <text:index-title text:style-name="Sect2" text:name="Inhaltsverzeichnis1_Head">
            <text:p text:style-name="P5">Inhaltsverzeichnis</text:p>
          </text:index-title>
          <text:p text:style-name="P6">1 Projektübersicht<text:tab/>3</text:p>
          <text:p text:style-name="P7">1.1 Definition<text:tab/>3</text:p>
          <text:p text:style-name="P7">1.2 IST-Zustand<text:tab/>3</text:p>
          <text:p text:style-name="P7">1.3 Ziele<text:tab/>3</text:p>
          <text:p text:style-name="P6">2 UML/Klassendiagramm<text:tab/>3</text:p>
          <text:p text:style-name="P6">3 Prozessübersicht und -beschreibung<text:tab/>3</text:p>
          <text:p text:style-name="P6">4 Dialogabläufe<text:tab/>3</text:p>
          <text:p text:style-name="P6">5 Modulbeschreibung<text:tab/>3</text:p>
          <text:p text:style-name="P7">5.1 GUI<text:tab/>3</text:p>
          <text:p text:style-name="P7">5.2 BPL (Brainfuck Parsing Library)<text:tab/>4</text:p>
          <text:p text:style-name="P7">5.3 BIDL (Brainfuck Interpreting and Debugging Library)<text:tab/>4</text:p>
          <text:p text:style-name="P7">5.4 Compiler<text:tab/>4</text:p>
          <text:p text:style-name="P7">5.5 Interpreter<text:tab/>4</text:p>
          <text:p text:style-name="P6">6 Menüstruktur<text:tab/>4</text:p>
          <text:p text:style-name="P6">7 Grobes Maskenlayout<text:tab/>4</text:p>
          <text:p text:style-name="P6">8 Schnittstellen<text:tab/>4</text:p>
          <text:p text:style-name="P6">9 Mengengerüste<text:tab/>4</text:p>
          <text:p text:style-name="P6">10 Zeitgerüste<text:tab/>4</text:p>
          <text:p text:style-name="P6">11 Programmierrichtlinien<text:tab/>4</text:p>
        </text:index-body>
      </text:table-of-content>
      <text:p text:style-name="Text_20_body"/>
      <text:h text:style-name="P8" text:outline-level="1">Projektübersicht</text:h>
      <text:h text:style-name="Heading_20_2" text:outline-level="2">Definition</text:h>
      <text:p text:style-name="P9">Das Brainfuck Studio ist eine integrierte Entwicklungsumgebung für die Programmiersprache Brainfuck. Es ermöglicht dem Benutzer die einfache und komfortable Programmierung von Brainfuck-Applikationen.</text:p>
      <text:h text:style-name="Heading_20_2" text:outline-level="2">IST-Zustand</text:h>
      <text:p text:style-name="P10"><text:span text:style-name="T1">Zur Zeit existieren keine Integrierten Entwicklungsumgebungen für die Programmiersprache Brainfuck, die den gegebenen Anforderungen gerecht werden, da bei den meisten Implementation eine minimale Größe des Compilers das Hauptziel war, dafür mangelt es jedoch an der Funktionalität, die Brainfuck Studio anstrebt.</text:span></text:p>
      <text:p text:style-name="Text_20_body"><text:span text:style-name="T1">Momentan stehen also nur einfache Compiler zur Verfügung, die teilweise nicht der ursprünglichen Sprachdefinition entsprechen und unerwartete Ergebnisse liefern</text:span><text:span text:style-name="T2">. Voll integrierte und portable Entwicklungsumgebungen gibt es gar nicht.</text:span></text:p>
      <text:h text:style-name="Heading_20_2" text:outline-level="2">Ziele</text:h>
      <text:p text:style-name="Text_20_body">Zu den Zielen gehören vor allem Komfortabilität und Benutzerfreundlichkeit, wobei vor allem auf allgemein bekannte Standards (zB EN ISO 9241-10) Wert gelegt wird. Der Benutzer soll möglichst schnell sein Ziel, ein fertigen Programm, erreichen. Brainfuck Studio soll ihn dabei möglichst effizient unterstützen.</text:p>
      <text:p text:style-name="Text_20_body">Zusätzlich wird eine hohe Portabilität angestrebt. Brainfuck Studio soll zumindest unter den Betriebssystemen Windows und Unix lauffähig sein.</text:p>
      <text:p text:style-name="Text_20_body">Ein weiteres Ziel mit einer sehr <text:s/>hohen Priorität ist die Erstellung von qualitativ hochwertigem Programmcode, der verständlich, robust und flexibel ist.</text:p>
      <text:h text:style-name="Heading_20_1" text:outline-level="1">Sprachdefinition</text:h>
      <text:h text:style-name="Heading_20_2" text:outline-level="2">Sprachdesign</text:h>
      <text:p text:style-name="Text_20_body">Ein Brainfuck-Programm besteht aus einem impliziten Pointer, der auf ein Array mit undefinierter Größe (siehe Punkt 2.3 – Portabilität) zeigt, dessen Zellen mit 0 initialisiert sind. Der Pointer zeigt am Beginn auf die erste Zelle des Arrays.</text:p>
      <text:p text:style-name="Text_20_body">Die Programmiersprache Brainfuck besteht aus 8 Kommandos die je als ein einziges Zeichen definiert sind.</text:p>
      <text:h text:style-name="Heading_20_2" text:outline-level="2">Befehlssatz</text:h>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Zeichen</text:p>
            </table:table-cell>
            <table:table-cell table:style-name="Table1.A1" office:value-type="string">
              <text:p text:style-name="Table_20_Heading">C-Äquivalent</text:p>
            </table:table-cell>
            <table:table-cell table:style-name="Table1.C1" office:value-type="string">
              <text:p text:style-name="Table_20_Heading">Semantik</text:p>
            </table:table-cell>
          </table:table-row>
        </table:table-header-rows>
        <table:table-row>
          <table:table-cell table:style-name="Table1.A2" office:value-type="string">
            <text:p text:style-name="Standard"><text:span text:style-name="T3">&gt;</text:span></text:p>
          </table:table-cell>
          <table:table-cell table:style-name="Table1.A2" office:value-type="string">
            <text:p text:style-name="Table_20_Contents">++p;</text:p>
          </table:table-cell>
          <table:table-cell table:style-name="Table1.C2" office:value-type="string">
            <text:p text:style-name="Standard">Inkrementiert den Zeiger</text:p>
          </table:table-cell>
        </table:table-row>
        <table:table-row>
          <table:table-cell table:style-name="Table1.A2" office:value-type="string">
            <text:p text:style-name="P11">&lt;</text:p>
          </table:table-cell>
          <table:table-cell table:style-name="Table1.A2" office:value-type="string">
            <text:p text:style-name="Table_20_Contents">--p;</text:p>
          </table:table-cell>
          <table:table-cell table:style-name="Table1.C2" office:value-type="string">
            <text:p text:style-name="Table_20_Contents">Dekrementiert den Zeiger</text:p>
          </table:table-cell>
        </table:table-row>
        <table:table-row>
          <table:table-cell table:style-name="Table1.A2" office:value-type="string">
            <text:p text:style-name="P11">+</text:p>
          </table:table-cell>
          <table:table-cell table:style-name="Table1.A2" office:value-type="string">
            <text:p text:style-name="Table_20_Contents">++*p;</text:p>
          </table:table-cell>
          <table:table-cell table:style-name="Table1.C2" office:value-type="string">
            <text:p text:style-name="Table_20_Contents">Inkrementiert den aktuellen Zellenwert</text:p>
          </table:table-cell>
        </table:table-row>
        <table:table-row>
          <table:table-cell table:style-name="Table1.A2" office:value-type="string">
            <text:p text:style-name="P11">-</text:p>
          </table:table-cell>
          <table:table-cell table:style-name="Table1.A2" office:value-type="string">
            <text:p text:style-name="Table_20_Contents">--*p;</text:p>
          </table:table-cell>
          <table:table-cell table:style-name="Table1.C2" office:value-type="string">
            <text:p text:style-name="Table_20_Contents">Dekrementiert den aktuellen Zellenwert</text:p>
          </table:table-cell>
        </table:table-row>
        <table:table-row>
          <table:table-cell table:style-name="Table1.A2" office:value-type="string">
            <text:p text:style-name="P11">.</text:p>
          </table:table-cell>
          <table:table-cell table:style-name="Table1.A2" office:value-type="string">
            <text:p text:style-name="Table_20_Contents">putchar(*ptr);</text:p>
          </table:table-cell>
          <table:table-cell table:style-name="Table1.C2" office:value-type="string">
            <text:p text:style-name="Table_20_Contents">Gibt den aktuellen Zellenwert als ASCII-Zeichen auf der Standardausgabe aus</text:p>
          </table:table-cell>
        </table:table-row>
        <table:table-row>
          <table:table-cell table:style-name="Table1.A2" office:value-type="string">
            <text:p text:style-name="P11">,</text:p>
          </table:table-cell>
          <table:table-cell table:style-name="Table1.A2" office:value-type="string">
            <text:p text:style-name="Table_20_Contents">*ptr = getchar();</text:p>
          </table:table-cell>
          <table:table-cell table:style-name="Table1.C2" office:value-type="string">
            <text:p text:style-name="Table_20_Contents">Liest ein Zeichen von der Standardeingabe und speichert dessen ASCII-Wert in der aktuellen Zelle</text:p>
          </table:table-cell>
        </table:table-row>
        <table:table-row>
          <table:table-cell table:style-name="Table1.A2" office:value-type="string">
            <text:p text:style-name="P11">[</text:p>
          </table:table-cell>
          <table:table-cell table:style-name="Table1.A2" office:value-type="string">
            <text:p text:style-name="Table_20_Contents">while (*ptr) {</text:p>
          </table:table-cell>
          <table:table-cell table:style-name="Table1.C2" office:value-type="string">
            <text:p text:style-name="Table_20_Contents">Springt hinter den abschließenden ]-Befehl, wenn der aktuelle Zellenwert gleich 0 ist</text:p>
          </table:table-cell>
        </table:table-row>
        <table:table-row>
          <table:table-cell table:style-name="Table1.A2" office:value-type="string">
            <text:p text:style-name="P11">]</text:p>
          </table:table-cell>
          <table:table-cell table:style-name="Table1.A2" office:value-type="string">
            <text:p text:style-name="Table_20_Contents">}</text:p>
          </table:table-cell>
          <table:table-cell table:style-name="Table1.C2" office:value-type="string">
            <text:p text:style-name="Table_20_Contents">Springt zurück zum passenden [-Befehl, wenn der aktuelle Zellenwert ungleich 0 ist</text:p>
          </table:table-cell>
        </table:table-row>
      </table:table>
      <text:h text:style-name="Heading_20_2" text:outline-level="2">Portabilität</text:h>
      <text:h text:style-name="Heading_20_3" text:outline-level="3">Größe der Zellen</text:h>
      <text:p text:style-name="Text_20_body">Die Zellen des Arrays sind im Brainfuck Studio, wie schon in der klassischen Brainfuck-Distribution von Urban Müller, je 1 Byte (1 Bit) groß. Das heißt, die Zellenwerte bewegen sich immer in einem Bereich von [-128, +127]. Übersteigt der Zellenwert das Maximum von +127, so wird sie auf ihr Minimun gesetzt und umgekehrt. </text:p>
      <text:h text:style-name="Heading_20_3" text:outline-level="3">Größe des Arrays</text:h>
      <text:p text:style-name="Text_20_body">Brainfuck Studio allokiert standardmäßig 30000 Zellen, wie dies schon in der klassischen Distribution gemacht wurde. Weniger Zellen wären unangebracht, da dies zu Problemen bei vorhandenen Programmen führen könnte. Wird der Zellenrand überschritten, springt der Pointer zurück auf die erste Zelle. Als sekundäres Ziel wird eine dynamische Vergrößerung des Arrays angestrebt, dies ist allerdings nicht notwendig.</text:p>
      <text:h text:style-name="Heading_20_3" text:outline-level="3">End-of-line Code</text:h>
      <text:p text:style-name="Text_20_body">Verschiedene Betriebssystemen verwenden leicht unterschiedlich ausgeprägte Versionen von ACSII. Der wichtigste Unterschied ist der Code der beim Ende der Zeile (End-of-line) verwendet wird. Unter MS-DOS und Microsoft Windows ist dies üblicherweise CRLF (Carriage Return gefolgt von Line Feed), während unter Unix und verschiedenen Derivaten, Linux und Mac OS X inkludiert, lediglich LF verwendet wird. Ältere Versionen von Mac benützen überhaupt nur CR. Es ist inakzeptabel anzunehmen, dass Brainfuck-Programme für jede Plattform entsprechend angepasst werden. Die Lösung ist die Verwendung von nur einem LF, sowohl bei der Eingabe als auch bei der Ausgabe, so wie dies zum Beispiel auch in C gemacht wird. Aufgabe des Compilers ist die Sicherstellung, dass Brainfuck-Programme auch auf anderen Plattformen problemlos laufen.</text:p>
      <text:h text:style-name="Heading_20_3" text:outline-level="3">Verhalten beim Auftreten von EOF</text:h>
      <text:p text:style-name="Text_20_body">Das Verhalten beim Auftreten von EOF (End-of-file) ist undefiniert. Brainfuck Studio verändert in diesem Fall den Zellenwert nicht.</text:p>
      <text:h text:style-name="Heading_20_1" text:outline-level="1">UML/Klassendiagramm</text:h>
      <text:p text:style-name="Text_20_body"/>
      <text:h text:style-name="Heading_20_1" text:outline-level="1">Prozessübersicht und -beschreibung</text:h>
      <text:p text:style-name="Text_20_body"/>
      <text:h text:style-name="Heading_20_1" text:outline-level="1">Dialogabläufe</text:h>
      <text:p text:style-name="Text_20_body"/>
      <text:h text:style-name="Heading_20_1" text:outline-level="1">Modulbeschreibung</text:h>
      <text:h text:style-name="Heading_20_2" text:outline-level="2">Graphical User Interface</text:h>
      <text:p text:style-name="P12">Das Graphical User Interface ist ein Texteditor, der die prinzipielle Grundfunktionalität eines Texteditors bereitstellt, aber auch erweiterte Funktionen, die speziell auf das Erstellen von <text:span text:style-name="T4">brainfuck</text:span>-Programmcode angepasst sind. Dazu zählt zum Beispiel Syntax-Highlighting.</text:p>
      <text:p text:style-name="P12">Zu den Grundfunktionen eines Texteditors und auch der Benutzeroberfläche des Brainfuck Studios gehören zum Beispiel „<text:span text:style-name="T4">Copy &amp; Paste“</text:span><text:span text:style-name="T5">, „</text:span><text:span text:style-name="T4">Undo &amp; Redo“</text:span><text:span text:style-name="T5"> und diverse andere, allgemein bekannte Funktionen. Ein besonderer Wert wird auf die Ergonomie und Komfortabiltät, zum Beispiel durch die Bereitstellung von Tastenkürzeln, so genannten „</text:span><text:span text:style-name="T4">Shortcuts</text:span><text:span text:style-name="T5">“, gelegt.</text:span></text:p>
      <text:p text:style-name="Text_20_body">Desweiteren werden die Entwicklungswerkzeuge, welche ebenfalls im Rahmen des Projektes entwickelt werden, möglichst transparent integriert. Das heißt, dass diese direkt aus der Oberfläche aufrufbar sind und die Ergebnisse ebenfalls wieder in der Oberfläche angezeigt werden. Speziell behandelt wird der Debugger, für dessen Ergebnisse eine komplett eigene und von den anderen Entwicklungswerkzeugen unabhängige Visualisierung vorhanden sein wird.</text:p>
      <text:p text:style-name="Text_20_body">Konkret realisiert wird die GUI durch die </text:p>
      <text:h text:style-name="Heading_20_2" text:outline-level="2">BFL (Brainfuck Library)</text:h>
      <text:list text:style-name="L2">
        <text:list-item>
          <text:p text:style-name="P13">Analyse des Codes</text:p>
        </text:list-item>
        <text:list-item>
          <text:p text:style-name="P13">Fehlererkennung</text:p>
        </text:list-item>
        <text:list-item>
          <text:p text:style-name="P13">Optimierung des Programmcodes</text:p>
        </text:list-item>
        <text:list-item>
          <text:p text:style-name="P13">Generierung einer Zwischensprache zur internen Weiterverarbeitung und Bereitstellung von Routinen zur schrittweisen Interpretation dieser.</text:p>
        </text:list-item>
      </text:list>
      <text:list text:style-name="L3">
        <text:list-item>
          <text:p text:style-name="P14">Weitere Verarbeitung der vorher generierten Zwischensprache</text:p>
        </text:list-item>
      </text:list>
      <text:h text:style-name="Heading_20_2" text:outline-level="2">Compiler</text:h>
      <text:p text:style-name="Text_20_body"/>
      <text:h text:style-name="Heading_20_2" text:outline-level="2">Interpreter</text:h>
      <text:p text:style-name="Text_20_body"/>
      <text:h text:style-name="Heading_20_1" text:outline-level="1">Menüstruktur</text:h>
      <text:p text:style-name="Text_20_body"/>
      <text:h text:style-name="Heading_20_1" text:outline-level="1">Grobes Maskenlayout</text:h>
      <text:p text:style-name="Text_20_body"/>
      <text:h text:style-name="Heading_20_1" text:outline-level="1">Schnittstellen</text:h>
      <text:p text:style-name="Text_20_body"/>
      <text:h text:style-name="Heading_20_1" text:outline-level="1">Mengengerüste</text:h>
      <text:p text:style-name="Text_20_body"/>
      <text:h text:style-name="Heading_20_1" text:outline-level="1">Zeitgerüste</text:h>
      <text:p text:style-name="Text_20_body"/>
      <text:h text:style-name="Heading_20_1" text:outline-level="1">Programmierrichtlinie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helvetica1" svg:font-family="helvetica"/>
    <style:font-face style:name="helvetica" svg:font-family="helvetica" style:font-adornments="Standard"/>
    <style:font-face style:name="Nimbus Mono L" svg:font-family="'Nimbus Mono L'" style:font-family-generic="modern" style:font-pitch="fixed"/>
    <style:font-face style:name="Bitstream Vera Sans1" svg:font-family="'Bitstream Vera Sans'"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2" svg:font-family="'Bitstream Vera Sans'" style:font-family-generic="swiss" style:font-pitch="variable"/>
    <style:font-face style:name="Bitstream Vera Sans" svg:font-family="'Bitstream Vera Sans'" style:font-adornments="Roman"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helvetica"/>
    </style:style>
    <style:style style:name="Text_20_body" style:display-name="Text body" style:family="paragraph" style:parent-style-name="Standard" style:class="text">
      <style:paragraph-properties fo:margin-top="0in" fo:margin-bottom="0.0835in" fo:background-color="transparent">
        <style:background-image/>
      </style:paragraph-properties>
      <style:text-properties style:font-name="Bitstream Vera Sans"/>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Nimbus Mono L" style:font-name-asian="Nimbus Mono L" style:font-name-complex="Nimbus Mono 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1" text:display-levels="5">
        <style:list-level-properties text:min-label-distance="0.15in"/>
      </text:outline-level-style>
      <text:outline-level-style text:level="6" style:num-format="1" text:display-levels="6">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HeaderTable" style:family="table">
      <style:table-properties style:width="6.6944in" fo:margin-left="0in" fo:margin-right="-0.0021in" table:align="margins"/>
    </style:style>
    <style:style style:name="HeaderTable.A" style:family="table-column">
      <style:table-column-properties style:column-width="5.5285in" style:rel-column-width="54120*"/>
    </style:style>
    <style:style style:name="HeaderTable.B" style:family="table-column">
      <style:table-column-properties style:column-width="1.166in" style:rel-column-width="11415*"/>
    </style:style>
    <style:style style:name="HeaderTable.A1" style:family="table-cell">
      <style:table-cell-properties fo:padding="0in" fo:border="none"/>
    </style:style>
    <style:style style:name="P1" style:family="paragraph" style:parent-style-name="Standard">
      <style:text-properties style:font-name="helvetica1" fo:font-size="10pt" style:font-size-asian="10pt" style:font-size-complex="10pt"/>
    </style:style>
    <style:style style:name="P2" style:family="paragraph" style:parent-style-name="Table_20_Contents">
      <style:text-properties style:font-name="helvetica1" fo:font-size="10pt" style:font-size-asian="10pt" style:font-size-complex="10pt"/>
    </style:style>
    <style:style style:name="P3" style:family="paragraph" style:parent-style-name="Footer">
      <style:text-properties style:font-name="helvetica1"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pm1">
      <style:header>
        <table:table table:name="HeaderTable" table:style-name="HeaderTable">
          <table:table-column table:style-name="HeaderTable.A"/>
          <table:table-column table:style-name="HeaderTable.B"/>
          <table:table-row>
            <table:table-cell table:style-name="HeaderTable.A1" office:value-type="string">
              <text:p text:style-name="P1"><draw:frame draw:style-name="fr1" draw:name="graphics1" text:anchor-type="paragraph" svg:x="0in" svg:y="0in" svg:width="3.2689in" svg:height="0.4543in" draw:z-index="6"><draw:image xlink:href="Pictures/100000000000016100000031CE5824BC.gif" xlink:type="simple" xlink:show="embed" xlink:actuate="onLoad"/></draw:frame></text:p>
            </table:table-cell>
            <table:table-cell>
              <table:table table:is-sub-table="true">
                <table:table-column table:style-name="HeaderTable.B"/>
                <table:table-row>
                  <table:table-cell table:style-name="HeaderTable.A1" office:value-type="string">
                    <text:p text:style-name="P1">Daniel Posch</text:p>
                  </table:table-cell>
                </table:table-row>
                <table:table-row>
                  <table:table-cell table:style-name="HeaderTable.A1" office:value-type="string">
                    <text:p text:style-name="P1">David Christa</text:p>
                  </table:table-cell>
                </table:table-row>
                <table:table-row>
                  <table:table-cell table:style-name="HeaderTable.A1" office:value-type="string">
                    <text:p text:style-name="P1">Bernhard Kragl</text:p>
                  </table:table-cell>
                </table:table-row>
              </table:table>
            </table:table-cell>
          </table:table-row>
          <table:table-row>
            <table:table-cell table:style-name="HeaderTable.A1" office:value-type="string">
              <text:p text:style-name="P1">Grobkonzept</text:p>
            </table:table-cell>
            <table:table-cell table:style-name="HeaderTable.A1" office:value-type="string">
              <text:p text:style-name="P1">Wolfgang Moser</text:p>
            </table:table-cell>
          </table:table-row>
        </table:table>
        <text:p text:style-name="P2">3 CHD – 2005/06</text:p>
      </style:header>
      <style:footer>
        <text:p text:style-name="P3"><text:date style:data-style-name="N37" text:date-value="2005-12-14T12:13:20.95" text:fixed="true">14.12.05</text:date><text:tab/><text:tab/>Seite <text:page-number text:select-page="current">7</text:page-number>/<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Build-8825</meta:generator>
    <meta:initial-creator>David Christa</meta:initial-creator>
    <meta:creation-date>2005-12-16T13:36:59</meta:creation-date>
    <dc:date>2005-12-18T23:33:53</dc:date>
    <dc:language>de-DE</dc:language>
    <meta:editing-cycles>11</meta:editing-cycles>
    <meta:editing-duration>PT5H52M14S</meta:editing-duration>
    <meta:user-defined meta:name="Info 1"/>
    <meta:user-defined meta:name="Info 2"/>
    <meta:user-defined meta:name="Info 3"/>
    <meta:user-defined meta:name="Info 4"/>
    <meta:document-statistic meta:table-count="2" meta:image-count="1" meta:object-count="0" meta:page-count="7" meta:paragraph-count="107" meta:word-count="869" meta:character-count="6375"/>
  </office:meta>
</office:document-meta>
</file>